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459" officeooo:paragraph-rsid="0001f459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1f459" officeooo:paragraph-rsid="0001f45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e181e" fo:font-size="15pt" officeooo:rsid="0003d3ea" officeooo:paragraph-rsid="0003d3ea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ce181e" style:text-position="0% 100%" fo:font-size="18pt" officeooo:rsid="000f52be" officeooo:paragraph-rsid="000f52b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ce181e" style:text-position="0% 100%" fo:font-size="16pt" officeooo:rsid="000f52be" officeooo:paragraph-rsid="000f52be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ce181e" fo:font-size="16pt" officeooo:rsid="0003d3ea" officeooo:paragraph-rsid="0003d3ea" style:font-size-asian="16pt" style:font-size-complex="16pt"/>
    </style:style>
    <style:style style:name="P7" style:family="paragraph" style:parent-style-name="Standard">
      <style:text-properties officeooo:rsid="0002d36f" officeooo:paragraph-rsid="0002d36f"/>
    </style:style>
    <style:style style:name="P8" style:family="paragraph" style:parent-style-name="Standard">
      <style:paragraph-properties fo:text-align="center" style:justify-single-word="false"/>
      <style:text-properties officeooo:rsid="0002d36f" officeooo:paragraph-rsid="0002d36f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0486ca" officeooo:paragraph-rsid="000486c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0568f4" officeooo:paragraph-rsid="000568f4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fo:font-size="12pt" officeooo:rsid="0007063f" officeooo:paragraph-rsid="0007063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fo:font-size="12pt" officeooo:rsid="00103136" officeooo:paragraph-rsid="0010313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fo:font-size="12pt" officeooo:rsid="00135160" officeooo:paragraph-rsid="0013516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07063f" officeooo:paragraph-rsid="0007063f"/>
    </style:style>
    <style:style style:name="P15" style:family="paragraph" style:parent-style-name="Standard">
      <style:paragraph-properties fo:text-align="start" style:justify-single-word="false"/>
      <style:text-properties officeooo:rsid="00076cc9" officeooo:paragraph-rsid="00076cc9"/>
    </style:style>
    <style:style style:name="P16" style:family="paragraph" style:parent-style-name="Standard">
      <style:paragraph-properties fo:text-align="start" style:justify-single-word="false"/>
      <style:text-properties officeooo:rsid="000a65e1" officeooo:paragraph-rsid="000a65e1"/>
    </style:style>
    <style:style style:name="P17" style:family="paragraph" style:parent-style-name="Standard">
      <style:paragraph-properties fo:text-align="start" style:justify-single-word="false"/>
      <style:text-properties officeooo:rsid="000a6afc" officeooo:paragraph-rsid="000a6afc"/>
    </style:style>
    <style:style style:name="P18" style:family="paragraph" style:parent-style-name="Standard">
      <style:paragraph-properties fo:text-align="start" style:justify-single-word="false"/>
      <style:text-properties officeooo:rsid="000b3c80" officeooo:paragraph-rsid="000b3c80"/>
    </style:style>
    <style:style style:name="P19" style:family="paragraph" style:parent-style-name="Standard">
      <style:paragraph-properties fo:text-align="start" style:justify-single-word="false"/>
      <style:text-properties officeooo:rsid="000b3c80" officeooo:paragraph-rsid="000ea61a"/>
    </style:style>
    <style:style style:name="P20" style:family="paragraph" style:parent-style-name="Standard">
      <style:paragraph-properties fo:text-align="start" style:justify-single-word="false"/>
      <style:text-properties officeooo:rsid="000ea61a" officeooo:paragraph-rsid="000ea61a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0b3c80" officeooo:paragraph-rsid="000ea61a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0ea61a" officeooo:paragraph-rsid="000ea61a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0cdf1b" officeooo:paragraph-rsid="000cdf1b"/>
    </style:style>
    <style:style style:name="P24" style:family="paragraph" style:parent-style-name="Standard">
      <style:paragraph-properties fo:text-align="start" style:justify-single-word="false"/>
      <style:text-properties fo:color="#00a65d" style:text-position="0% 100%" fo:font-size="12pt" officeooo:rsid="00135160" officeooo:paragraph-rsid="0013516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text-position="0% 100%" fo:font-size="12pt" officeooo:rsid="00146bd4" officeooo:paragraph-rsid="00146bd4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text-position="0% 100%" fo:font-size="12pt" officeooo:rsid="00146bd4" officeooo:paragraph-rsid="00178c95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text-position="0% 100%" fo:font-size="12pt" officeooo:rsid="001558ca" officeooo:paragraph-rsid="001558ca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text-position="0% 100%" fo:font-size="12pt" officeooo:rsid="0016a1a1" officeooo:paragraph-rsid="0016a1a1" style:font-size-asian="10.5pt" style:font-size-complex="12pt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text-align="center"/>
    </style:style>
    <style:style style:name="T1" style:family="text">
      <style:text-properties officeooo:rsid="0007063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90daa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cdf1b"/>
    </style:style>
    <style:style style:name="T6" style:family="text">
      <style:text-properties style:text-position="super 58%" officeooo:rsid="000ea61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df1b"/>
    </style:style>
    <style:style style:name="T9" style:family="text">
      <style:text-properties style:text-position="0% 100%" officeooo:rsid="000ea61a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cdf1b"/>
    </style:style>
    <style:style style:name="T12" style:family="text">
      <style:text-properties style:text-position="sub 58%" officeooo:rsid="000ea61a"/>
    </style:style>
    <style:style style:name="T13" style:family="text">
      <style:text-properties officeooo:rsid="000cdf1b"/>
    </style:style>
    <style:style style:name="T14" style:family="text">
      <style:text-properties fo:color="#00a65d"/>
    </style:style>
    <style:style style:name="T15" style:family="text">
      <style:text-properties fo:color="#ed1c24"/>
    </style:style>
    <style:style style:name="T16" style:family="text">
      <style:text-properties fo:color="#ed1c24" style:text-position="sub 58%"/>
    </style:style>
    <style:style style:name="T17" style:family="text">
      <style:text-properties officeooo:rsid="0016a1a1"/>
    </style:style>
    <style:style style:name="T18" style:family="text">
      <style:text-properties officeooo:rsid="00178c95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ison de séquences</text:p>
      <text:p text:style-name="P2">Comparaisons de génomes</text:p>
      <text:p text:style-name="P1"/>
      <text:p text:style-name="P1">Eric Tannier</text:p>
      <text:p text:style-name="P1"><text:a xlink:type="simple" xlink:href="mailto:eric.tannier@univ-lyon1.fr" text:style-name="Internet_20_link" text:visited-style-name="Visited_20_Internet_20_Link">eric.tannier@univ-lyon1.fr</text:a></text:p>
      <text:p text:style-name="P1">diapo disponible sur le site internet</text:p>
      <text:p text:style-name="P1"/>
      <text:p text:style-name="P7">Comparaison de séquences : prédiction de fonctions,phylogénie, biodiversité, annotation…</text:p>
      <text:p text:style-name="P7"/>
      <text:p text:style-name="P7"/>
      <text:p text:style-name="P6">Rappel<text:span text:style-name="T3">s</text:span> sur l’homologie et la similarité</text:p>
      <text:p text:style-name="P3"/>
      <text:p text:style-name="P9">Bras d’un humain et aile d’un oiseau =homologues</text:p>
      <text:p text:style-name="P9">aile de l’oiseau et aile d’une chauve-souris = homologues comment ?</text:p>
      <text:p text:style-name="P9">Homologues en tant que membres → même ancêtre commun en tant que membre mais pas en tant qu’aile. Les membres ont évolué de manière indépendante pour donner des ailes de nature différente.</text:p>
      <text:p text:style-name="P9"/>
      <text:p text:style-name="P10">Génomes peuvent être homologues sans que les chromosomes ne le soient.</text:p>
      <text:p text:style-name="P10">Gènes peuvent être homologues avec des nucléotides non homologues.</text:p>
      <text:p text:style-name="P10"/>
      <text:p text:style-name="P11"><draw:line text:anchor-type="paragraph" draw:z-index="0" draw:name="Forme1" draw:style-name="gr1" draw:text-style-name="P29" svg:x1="7.098cm" svg:y1="0.912cm" svg:x2="8.5cm" svg:y2="0.436cm"><text:p/></draw:line><draw:line text:anchor-type="paragraph" draw:z-index="1" draw:name="Forme2" draw:style-name="gr2" draw:text-style-name="P30" svg:x1="10.061cm" svg:y1="0.912cm" svg:x2="8.5cm" svg:y2="0.436cm"><text:p/></draw:line>A----B</text:p>
      <text:p text:style-name="P11"/>
      <text:p text:style-name="P11"><draw:line text:anchor-type="paragraph" draw:z-index="2" draw:name="Forme3" draw:style-name="gr2" draw:text-style-name="P30" svg:x1="6.913cm" svg:y1="0.388cm" svg:x2="6.913cm" svg:y2="1.261cm"><text:p/></draw:line><draw:line text:anchor-type="paragraph" draw:z-index="3" draw:name="Forme4" draw:style-name="gr2" draw:text-style-name="P30" svg:x1="10.088cm" svg:y1="0.441cm" svg:x2="10.114cm" svg:y2="1.288cm"><text:p/></draw:line>A----<text:span text:style-name="T2">B</text:span> <text:s text:c="18"/><text:span text:style-name="T2">A</text:span>----B</text:p>
      <text:p text:style-name="P11"/>
      <text:p text:style-name="P11"/>
      <text:p text:style-name="P11">A <text:s text:c="27"/>B</text:p>
      <text:p text:style-name="P11"/>
      <text:p text:style-name="P8"><text:s/><text:span text:style-name="T1">A et B sont homologues</text:span></text:p>
      <text:p text:style-name="P8"/>
      <text:p text:style-name="P14">Similarité sans homologie. On peut trouver plusieurs séquences (souvent courtes) similaires mais qui n’ont aucun ancêtre commun. </text:p>
      <text:p text:style-name="P15">Complexité d’un texte = capacité à l’écrire d’une manière plus simple.</text:p>
      <text:p text:style-name="P15">Exemple : <text:tab/>AAAAAA = 6A</text:p>
      <text:p text:style-name="P15"><text:tab/><text:tab/>ATCGTG = ATCGTG</text:p>
      <text:p text:style-name="P15"><text:s/></text:p>
      <text:p text:style-name="P16">On peut quantifier la simmilarité mais pas l’homologie.</text:p>
      <text:p text:style-name="P17">Similarité =notion quantitative.</text:p>
      <text:p text:style-name="P17">Homologie =notion qualitative.</text:p>
      <text:p text:style-name="P17"/>
      <text:p text:style-name="P18">Par calcul des probabilités d’avoir tant de similarité sur une séquence, on accepte ou on rejette H0.</text:p>
      <text:p text:style-name="P18">Chaque nucléotide a une chance sur 4 de se trouver là → 1/4 chance de similarité due au hasard.</text:p>
      <text:p text:style-name="P18">Sur 20 nucléotides → en moyenne on aura 5 nucléotides en commun.</text:p>
      <text:p text:style-name="P18"/>
      <text:p text:style-name="P18">Ex : Sur 20 nucléotides, 7 en commun.</text:p>
      <text:p text:style-name="P18">P(7 ou plus nucléotides similaires) = <text:span text:style-name="T13">S</text:span><text:span text:style-name="T11">k=7</text:span><text:span text:style-name="T5">n </text:span><text:span text:style-name="T6">=20</text:span>(1/4)<text:span text:style-name="T5">k</text:span><text:span text:style-name="T7">* (3/4)</text:span><text:span text:style-name="T5">n-k</text:span><text:span text:style-name="T7"> * C</text:span><text:span text:style-name="T4">20</text:span><text:span text:style-name="T10">7 </text:span><text:span text:style-name="T8">= 0,2</text:span></text:p>
      <text:p text:style-name="P23">20 % de chance d’avoir cette similarité, on ne rejette pas l’hypothèse dans ce cas là.</text:p>
      <text:p text:style-name="P23"/>
      <text:p text:style-name="P22">Parfois il y a des séquences très répétées.</text:p>
      <text:p text:style-name="P22">Ex : TATATATATATATA. </text:p>
      <text:p text:style-name="P22">Dans ce cas là on évite de conclure à l’homologie</text:p>
      <text:p text:style-name="P20"><text:soft-page-break/><text:span text:style-name="T8">P</text:span><text:span text:style-name="T7">our 19 nucléotides similaires :</text:span></text:p>
      <text:p text:style-name="P19"><text:span text:style-name="T8">S</text:span><text:span text:style-name="T11">k=1</text:span><text:span text:style-name="T12">9</text:span><text:span text:style-name="T5">n </text:span><text:span text:style-name="T6">=20</text:span><text:span text:style-name="T7">(1/4)</text:span><text:span text:style-name="T5">k</text:span><text:span text:style-name="T7">* (3/4)</text:span><text:span text:style-name="T5">n-k</text:span><text:span text:style-name="T7"> * C</text:span><text:span text:style-name="T4">20</text:span><text:span text:style-name="T10">7 </text:span><text:span text:style-name="T8">= </text:span><text:span text:style-name="T9">10</text:span><text:span text:style-name="T6">-11</text:span></text:p>
      <text:p text:style-name="P21"/>
      <text:p text:style-name="P22">Cela semble petit mais si on compare par exemple 200 génome de mammifères (10<text:span text:style-name="T4">9 </text:span>nucléotides) on est dans l’ordre de grandeur de cette <text:s/>probabilité. Il faut s’adapter au contexte.</text:p>
      <text:p text:style-name="P22"/>
      <text:p text:style-name="P22"/>
      <text:p text:style-name="P5">Recherche de mots exacts dans un texte</text:p>
      <text:p text:style-name="P4"/>
      <text:p text:style-name="P12"><text:span text:style-name="T14">A =</text:span> Alphabet = ensemble des lettres auxquelles on a accès</text:p>
      <text:p text:style-name="P12"><text:span text:style-name="T14">S = </text:span>Séquence de lettres</text:p>
      <text:p text:style-name="P12"><text:span text:style-name="T14">|S| = n =</text:span> taille d’une séquence de lettres</text:p>
      <text:p text:style-name="P12"><text:span text:style-name="T14">M =</text:span> mot, séquence courte</text:p>
      <text:p text:style-name="P12"><text:span text:style-name="T14">T = </text:span>Texte, séquence longue</text:p>
      <text:p text:style-name="P12"/>
      <text:p text:style-name="P12"><text:span text:style-name="T14">S[i] =</text:span> caractère à la i<text:span text:style-name="T4">ème</text:span> position (départ 1)</text:p>
      <text:p text:style-name="P12"><text:span text:style-name="T14">S[i...j] = </text:span>Sous-chaîne entre les positions i et j</text:p>
      <text:p text:style-name="P12"><text:span text:style-name="T14">S[1...i] =</text:span> préfixe</text:p>
      <text:p text:style-name="P12"><text:span text:style-name="T14">S[j...n] =</text:span> suffixe</text:p>
      <text:p text:style-name="P12"/>
      <text:p text:style-name="P12"/>
      <text:p text:style-name="P24">Algorithme de recherche dans un dictionnaire</text:p>
      <text:p text:style-name="P13"/>
      <text:p text:style-name="P13">T est une liste de mots triés</text:p>
      <text:p text:style-name="P13">T[i] : i<text:span text:style-name="T4">e</text:span> mot, n : dernier mot</text:p>
      <text:p text:style-name="P13">Debut : 1</text:p>
      <text:p text:style-name="P13">Fin : n</text:p>
      <text:p text:style-name="P13"/>
      <text:p text:style-name="P13">Tant que Fin &gt; Debut :</text:p>
      <text:p text:style-name="P13"><text:tab/>milieu = abs(Debut + Fin)/2<text:tab/><text:tab/><text:span text:style-name="T15">O(1)</text:span></text:p>
      <text:p text:style-name="P13"><text:tab/>si T[milieu] &lt; M<text:tab/><text:tab/><text:tab/><text:span text:style-name="T15">O(m)</text:span></text:p>
      <text:p text:style-name="P13"><text:tab/><text:tab/>Debut = milieu + 1<text:tab/><text:tab/><text:span text:style-name="T15">O(1)</text:span></text:p>
      <text:p text:style-name="P13"><text:tab/>si T[milieu] &gt; M<text:tab/><text:tab/><text:tab/><text:span text:style-name="T15">O(m)</text:span></text:p>
      <text:p text:style-name="P13"><text:tab/><text:tab/>Fin = milieu – 1<text:tab/><text:tab/><text:span text:style-name="T15">O(1)</text:span></text:p>
      <text:p text:style-name="P13"><text:tab/>si T[Milieu] = M<text:tab/><text:tab/><text:tab/><text:span text:style-name="T15">O(m)</text:span></text:p>
      <text:p text:style-name="P13"><text:tab/><text:tab/>Afficher M</text:p>
      <text:p text:style-name="P13"><text:tab/><text:tab/>Fin = Début<text:tab/><text:tab/><text:tab/><text:span text:style-name="T15">O(1)</text:span></text:p>
      <text:p text:style-name="P12"/>
      <text:p text:style-name="P13">Complexité :</text:p>
      <text:p text:style-name="P13">1 passage dans la boucle : [O(m+m+m+1+1+1) = <text:span text:style-name="T15">O(m)</text:span>]</text:p>
      <text:p text:style-name="P13"/>
      <text:p text:style-name="P13">Combien de passages ?</text:p>
      <text:p text:style-name="P13"/>
      <text:p text:style-name="P13">Tant que Fin – Début &gt; 0</text:p>
      <text:p text:style-name="P13">1 passage : n/2</text:p>
      <text:p text:style-name="P13">2 passages : n/4</text:p>
      <text:p text:style-name="P13">3 passages : n/8</text:p>
      <text:p text:style-name="P13">k passages : n/2<text:span text:style-name="T4">k</text:span></text:p>
      <text:p text:style-name="P13"/>
      <text:p text:style-name="P13">au max 2k = n</text:p>
      <text:p text:style-name="P13">k = log<text:span text:style-name="T10">2</text:span>(n) passages<text:tab/><text:tab/><text:tab/><text:tab/>Complexité : <text:span text:style-name="T15">O(m*log</text:span><text:span text:style-name="T16">2</text:span><text:span text:style-name="T15">n)</text:span></text:p>
      <text:p text:style-name="P27"><text:soft-page-break/>Transformation de Burrows-Wheeler : BANANA</text:p>
      <text:p text:style-name="P25"/>
      <text:p text:style-name="P25"><text:tab/>$ <text:tab/>BANAN<text:tab/>A</text:p>
      <text:p text:style-name="P26"><text:span text:style-name="T18">6</text:span><text:tab/>A<text:tab/>$BANA<text:tab/>N</text:p>
      <text:p text:style-name="P25"><text:span text:style-name="T18">4</text:span><text:tab/>A<text:tab/>NA$BA<text:tab/>N</text:p>
      <text:p text:style-name="P26"><text:span text:style-name="T18">2</text:span><text:tab/>A <text:tab/>NANA$ <text:tab/>B</text:p>
      <text:p text:style-name="P26"><text:span text:style-name="T18">1</text:span><text:tab/>B <text:tab/>ANANA<text:tab/> $</text:p>
      <text:p text:style-name="P25"><text:span text:style-name="T18">5</text:span><text:tab/>N<text:tab/>A$BAN<text:tab/>A</text:p>
      <text:p text:style-name="P25"><text:span text:style-name="T18">3</text:span><text:tab/>N <text:tab/>ANA$B <text:tab/>A</text:p>
      <text:p text:style-name="P25"/>
      <text:p text:style-name="P28">Tables des suffixes :</text:p>
      <text:p text:style-name="P28">6<text:tab/>4<text:tab/>2<text:tab/>1<text:tab/>5<text:tab/>3</text:p>
      <text:p text:style-name="P25"/>
      <text:p text:style-name="P28">o(n) ?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12:38.917633979</meta:creation-date>
    <dc:date>2018-10-16T08:52:31.116114749</dc:date>
    <meta:editing-duration>PT1H43M7S</meta:editing-duration>
    <meta:editing-cycles>20</meta:editing-cycles>
    <meta:generator>LibreOffice/5.4.6.2$Linux_X86_64 LibreOffice_project/40m0$Build-2</meta:generator>
    <meta:document-statistic meta:table-count="0" meta:image-count="0" meta:object-count="0" meta:page-count="3" meta:paragraph-count="81" meta:word-count="541" meta:character-count="3021" meta:non-whitespace-character-count="2474"/>
  </office:meta>
</office:document-meta>
</file>